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fd52" officeooo:paragraph-rsid="001bfd52"/>
    </style:style>
    <style:style style:name="P2" style:family="paragraph" style:parent-style-name="Standard">
      <style:text-properties officeooo:rsid="001bfd52" officeooo:paragraph-rsid="001bfd52" fo:background-color="#e8f2a1"/>
    </style:style>
    <style:style style:name="P3" style:family="paragraph" style:parent-style-name="Standard">
      <style:text-properties officeooo:rsid="001bfd52" officeooo:paragraph-rsid="001bfd52" fo:background-color="transparent"/>
    </style:style>
    <style:style style:name="T1" style:family="text">
      <style:text-properties fo:background-color="#b7b3ca" loext:char-shading-value="0"/>
    </style:style>
    <style:style style:name="T2" style:family="text">
      <style:text-properties fo:background-color="#ffaa95" loext:char-shading-value="0"/>
    </style:style>
    <style:style style:name="T3" style:family="text">
      <style:text-properties fo:background-color="#e8f2a1" loext:char-shading-value="0"/>
    </style:style>
    <style:style style:name="T4" style:family="text">
      <style:text-properties fo:background-color="#b4c7dc" loext:char-shading-value="0"/>
    </style:style>
    <style:style style:name="T5" style:family="text">
      <style:text-properties fo:background-color="#a1467e" loext:char-shading-value="0"/>
    </style:style>
    <style:style style:name="T6" style:family="text">
      <style:text-properties fo:background-color="#a1467e" loext:char-shading-value="0"/>
    </style:style>
    <style:style style:name="T7" style:family="text">
      <style:text-properties fo:background-color="#6b5e9b" loext:char-shading-value="0"/>
    </style:style>
    <style:style style:name="T8" style:family="text">
      <style:text-properties style:text-underline-style="solid" style:text-underline-width="auto" style:text-underline-color="font-color" fo:background-color="#e8f2a1" loext:char-shading-value="0"/>
    </style:style>
    <style:style style:name="T9" style:family="text">
      <style:text-properties fo:background-color="#e8f2a1" loext:char-shading-value="0"/>
    </style:style>
    <style:style style:name="T10" style:family="text">
      <style:text-properties fo:background-color="#ff860d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ine: <text:span text:style-name="T1">id_cine PK</text:span>, nombre, ciudad, pais</text:p>
      <text:p text:style-name="P1"/>
      <text:p text:style-name="P1">Salas: <text:span text:style-name="T2">id_numeroSalas PK</text:span>, aforo, tipoProyecction, numeroAsientosMinusvalidos, <text:span text:style-name="T1">id_cine FK, </text:span><text:span text:style-name="T3">id_nombrePeliculas FK</text:span></text:p>
      <text:p text:style-name="P2"/>
      <text:p text:style-name="P1">Peliculas: <text:span text:style-name="T3">id_nombrePeliculas PK</text:span></text:p>
      <text:p text:style-name="P2"/>
      <text:p text:style-name="P1">Actor_Aparece_Pelicula: <text:span text:style-name="T4">id_Actor_Aparece_Pelicula PK</text:span>, <text:span text:style-name="T5">id_actor FK, </text:span><text:span text:style-name="T3">id_nombrePeliculas FK</text:span></text:p>
      <text:p text:style-name="P2"/>
      <text:p text:style-name="P3">Actor: <text:span text:style-name="T6">id_actor PK,</text:span> nombre</text:p>
      <text:p text:style-name="P3"/>
      <text:p text:style-name="P3">Proyeccion: <text:span text:style-name="T7">id_proyeccion PK</text:span>, asientosLibres, <text:span text:style-name="T8">id_nombrePeliculas</text:span><text:span text:style-name="T9"> FK</text:span></text:p>
      <text:p text:style-name="P2"/>
      <text:p text:style-name="P3">Entrada: <text:span text:style-name="T10">id_entrada PK</text:span>, precio, horaCompra, minusvalidos, <text:s/><text:span text:style-name="T7">id_proyeccion FK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4T20:55:05.788363400</meta:creation-date>
    <dc:date>2026-03-04T21:07:32.260595000</dc:date>
    <meta:editing-duration>PT12M26S</meta:editing-duration>
    <meta:editing-cycles>1</meta:editing-cycles>
    <meta:document-statistic meta:table-count="0" meta:image-count="0" meta:object-count="0" meta:page-count="1" meta:paragraph-count="7" meta:word-count="44" meta:character-count="437" meta:non-whitespace-character-count="399"/>
    <meta:generator>LibreOffice/26.2.1.2$Windows_X86_64 LibreOffice_project/620$Build-2</meta:generator>
  </office:meta>
</office:document-meta>
</file>